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4" style:family="paragraph" style:parent-style-name="Standard" style:master-page-name="Standard">
      <style:paragraph-properties fo:text-align="center" style:justify-single-word="false" style:page-number="1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end" style:justify-single-word="false"/>
      <style:text-properties officeooo:rsid="001f00cb" officeooo:paragraph-rsid="001f00cb"/>
    </style:style>
    <style:style style:name="P7" style:family="paragraph" style:parent-style-name="Standard">
      <style:paragraph-properties fo:text-align="start" style:justify-single-word="false" fo:break-before="page"/>
    </style:style>
    <style:style style:name="P8" style:family="paragraph" style:parent-style-name="Standard">
      <style:paragraph-properties fo:text-align="start" style:justify-single-word="false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/>
    </style:style>
    <style:style style:name="T3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Uma breve visão sobre os principais serviços de internet.</text:p>
      <text:p text:style-name="P1"/>
      <text:p text:style-name="P3">Imagine que cada carro do mundo fosse abastecido apenas com o combustível que o seu fabricante fornece para ele, e que com outros ele não funcionaria. Esse conceito foi aplicado às redes de computadores em seus primórdios, as soluções eram proprietárias e suportadas apenas por seus fabricantes, ou seja, equipamentos de rede fabricados por diferentes empresas não se comunicavam. Neste cenário a ISO¹ formalizou em 1983 a padronização dos protocolos de comunicação no modelo de referência OSI².</text:p>
      <text:p text:style-name="P2"><text:tab/>Tanenbaum descreve o Modelo OSI como uma abstração das funções de cada uma das suas 7 camadas e não como uma arquitetura de redes, por não especificar os serviços e protocolos exatos que devem ser usados em cada uma delas. Já o TCP/IP³ é caracterizado como uma arquitetura, sendo um conjunto ou pilha de protocolos distribuídos em 4 camadas, segundo o autor. Tanto o TCP como o IP são protocolos fundamentais para a comunicação entre dispositivos de redes e por isso dão nome a esse modelo, que foi desenvolvido em 1969 pelo Departamento de Defesa Americano e adequado à formalização do Modelo OSI em 1983.</text:p>
      <text:p text:style-name="P2"><text:tab/>Um dos protocolos da camada de aplicação no modelo TCP/IP é o FTP<text:span text:style-name="T1">4</text:span>, usado para transferências de arquivos através de uma conexão de rede. Este protocolo utiliza duas conexões TCP, controle e dados, onde inicia uma conexão pela porta 21 e pode alterar e alternar entre arquivos, e a troca destes entre as máquinas ocorre na porta 20 que é fechada assim que termina o envio. O TCP, por sua vez, trabalha na camada de transporte e é um protocolo fim a fim, orientado a conexão e que fornece serviço de transferência de dados confiável, garantindo a entrega sem erros. O conceito de <text:span text:style-name="T2">sockets</text:span> é utilizado para caracterizar a conexão, este conceito é basicamente a porta de conexão junto com o endereço de IP que está atrelado a camada de rede.</text:p>
      <text:p text:style-name="P2"><text:tab/>Ainda sobre o TCP, o estabelecimento de conexões é negociado com o uso do mecanismo <text:span text:style-name="T2">three-way handshake</text:span> com trocas de mensagens de controle para garantir a comunicação. Além disso, este protocolo fornece controle e recuperação de erros, segmentação, ordenação, e controle de fluxo de dados. Por fim, o IP pode ser considerado o principal protocolo da camada de rede, ele é o responsável por endereçar e encaminhar os pacotes que trafegam pela rede e tem duas versões em uso, IPv4 e IPv6. Um pacote da camada de rede é chamado de datagrama que posteriormente será fragmentado. Ele é um endereço lógico de cada dispositivo na rede em em suas versões pode ter 32 ou 128 bits respectivamente. Em suma, o datagrama não é orientado a conexão e o serviço não é confiável, essas garantias são definidas no protocolo TCP como visto, e ocorre na camada de transport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Iuri de Carvalho Salgado. Porto Alegre, RS. Março de 2023</text:p>
      <text:p text:style-name="P7">Siglas:</text:p>
      <text:p text:style-name="P8">¹ International Organization for Standardization<text:line-break/>² Open System Interconnection</text:p>
      <text:p text:style-name="P8">³ Transmission Control Protocol / Internet Protocol</text:p>
      <text:p text:style-name="P8"><text:span text:style-name="T1">4</text:span> File Transfer Protocol</text:p>
      <text:p text:style-name="P8"/>
      <text:p text:style-name="P8">Referências:</text:p>
      <text:p text:style-name="P8">H.O SANTOS, Andre. <text:span text:style-name="T3">Arquitetura de Redes TCP/IP</text:span>, 2016. Disponível em: https://www.uniaogeek.com.br/arquitetura-de-redes-tcpip/. Acesso em 25/03/2023.</text:p>
      <text:p text:style-name="P8">GAIDARGI, Juliana. <text:span text:style-name="T3">O que é TCP/IP e como funciona</text:span>. 2016. Disponível em: https://www.infonova.com.br/artigo/o-que-e-tcp-ip-e-como-funciona/. Acesso em 25/03/2023</text:p>
      <text:p text:style-name="P8">TANENBAUM, Andrew; WETHERALL, David. <text:span text:style-name="T3">COMPUTER NETWORKS. FIFTH EDITION</text:span>. Massachusetts: Pearson, 2011.</text:p>
      <text:p text:style-name="P8">CISCO. <text:span text:style-name="T3">Visão geral do TCP/IP</text:span>, 2005. Disponível em: https://www.cisco.com/c/pt_br/support/docs/ip/routing-information-protocol-rip/13769-5.html. Acesso em: 25/03/2023.</text:p>
      <text:p text:style-name="P8">BERNAL, Volnys. <text:span text:style-name="T3">Protocolo IP</text:span>, 2003. Disponível em: https://edisciplinas.usp.br/pluginfile.php/5456836/mod_resource/content/1/64-Proto-IP.pdf. Acesso em: 25/03/2023.</text:p>
      <text:p text:style-name="P8">SYOZY, Ricardo. <text:span text:style-name="T3">O que é TCP/IP?</text:span>, 2022. Disponível em: https://tecnoblog.net/responde/o-que-e-tcp-ip/. Acesso em: 25/03/2023</text:p>
      <text:p text:style-name="P8">UFES. <text:span text:style-name="T3">O Protocolo TCP</text:span>. Disponível em: http://www.inf.ufes.br/~zegonc/material/Redes_de_Computadores/O%20Protocolo%20TCP.pdf. Acesso em: 25/03/2023</text:p>
      <text:p text:style-name="P8">JORGE. <text:span text:style-name="T3">Protocolo FTP</text:span>, 2010. Disponível em: https://www.devmedia.com.br/protocolo-ftp/17493. Acesso em 25/03/2023.</text:p>
      <text:p text:style-name="P8">CONTROLE NET. <text:span text:style-name="T3">Protocolo FTP: Saiba o que é e para que serve um servidor FTP</text:span>. Disponível em: https://www.controle.net/faq/protocolo-ftp-para-que-serve-um-servidor-ftp. Acesso em 25/03/2023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3-25T16:55:04.121846452</dc:date>
    <meta:editing-duration>PT2M34S</meta:editing-duration>
    <meta:editing-cycles>1</meta:editing-cycles>
    <meta:document-statistic meta:table-count="0" meta:image-count="0" meta:object-count="0" meta:page-count="2" meta:paragraph-count="20" meta:word-count="623" meta:character-count="4292" meta:non-whitespace-character-count="3689"/>
  </office:meta>
</office:document-meta>
</file>